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3pt" fo:font-weight="normal" officeooo:rsid="00190d1f" officeooo:paragraph-rsid="00190d1f" style:font-size-asian="13pt" style:font-weight-asian="normal" style:font-size-complex="13pt" style:font-weight-complex="normal"/>
    </style:style>
    <style:style style:name="P2" style:family="paragraph" style:parent-style-name="Text_20_body">
      <style:text-properties fo:font-weight="bold" officeooo:rsid="00190d1f" officeooo:paragraph-rsid="00190d1f" style:font-weight-asian="bold" style:font-weight-complex="bold"/>
    </style:style>
    <style:style style:name="P3" style:family="paragraph" style:parent-style-name="Text_20_body">
      <style:text-properties fo:font-weight="normal" officeooo:rsid="00190d1f" officeooo:paragraph-rsid="00190d1f" style:font-weight-asian="normal" style:font-weight-complex="normal"/>
    </style:style>
    <style:style style:name="P4" style:family="paragraph" style:parent-style-name="Text_20_body">
      <style:text-properties fo:font-weight="normal" officeooo:rsid="00190d1f" officeooo:paragraph-rsid="00190d1f" fo:background-color="#ccccff" style:font-weight-asian="normal" style:font-weight-complex="normal"/>
    </style:style>
    <style:style style:name="P5" style:family="paragraph" style:parent-style-name="Text_20_body">
      <style:text-properties fo:font-weight="normal" officeooo:rsid="001b9e5b" officeooo:paragraph-rsid="001b9e5b" fo:background-color="#ccccff" style:font-weight-asian="normal" style:font-weight-complex="normal"/>
    </style:style>
    <style:style style:name="P6" style:family="paragraph" style:parent-style-name="Text_20_body">
      <style:text-properties fo:font-style="italic" fo:font-weight="normal" officeooo:rsid="0019dd60" officeooo:paragraph-rsid="0019dd60" fo:background-color="#ccccff" style:font-style-asian="italic" style:font-weight-asian="normal" style:font-style-complex="italic" style:font-weight-complex="normal"/>
    </style:style>
    <style:style style:name="P7" style:family="paragraph" style:parent-style-name="Text_20_body">
      <style:text-properties fo:font-style="italic" fo:font-weight="normal" officeooo:rsid="001b9e5b" officeooo:paragraph-rsid="001b9e5b" fo:background-color="#ccccff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weight="bold" officeooo:rsid="00190d1f" officeooo:paragraph-rsid="00190d1f" style:font-weight-asian="bold" style:font-weight-complex="bold"/>
    </style:style>
    <style:style style:name="P9" style:family="paragraph" style:parent-style-name="Text_20_body">
      <style:text-properties style:font-name="Calibri" fo:font-size="13pt" fo:font-weight="normal" officeooo:rsid="00190d1f" officeooo:paragraph-rsid="00190d1f" style:font-size-asian="13pt" style:font-weight-asian="normal" style:font-size-complex="13pt" style:font-weight-complex="normal"/>
    </style:style>
    <style:style style:name="P10" style:family="paragraph" style:parent-style-name="Text_20_body">
      <style:text-properties fo:font-weight="normal" officeooo:rsid="001b9e5b" officeooo:paragraph-rsid="001d86cb" fo:background-color="#ccccff" style:font-weight-asian="normal" style:font-weight-complex="normal"/>
    </style:style>
    <style:style style:name="T1" style:family="text">
      <style:text-properties officeooo:rsid="0019dd60"/>
    </style:style>
    <style:style style:name="T2" style:family="text">
      <style:text-properties officeooo:rsid="001d86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QUERY /C1</text:p>
      <text:p text:style-name="P8"/>
      <text:p text:style-name="P1">The average, the minimum, the maximum, and the <text:s/><text:span text:style-name="T1">standard desviation of the </text:span>number of applications per trip. </text:p>
      <text:p text:style-name="P7">select max(t.applicationsFor.size), min(t.applicationsFor.size), avg(t.applicationsFor.size) , stddev(t.applicationsFor.size) from Trip t; </text:p>
      <text:p text:style-name="P3"/>
      <text:p text:style-name="P3"/>
      <text:p text:style-name="P2">QUERY /C2</text:p>
      <text:p text:style-name="P1">The average, the minimum, the maximum, and the number of trips managed per manager. </text:p>
      <text:p text:style-name="P6">select max(m.trips.size), min(m.trips.size), avg(m.trips.size), stddev(m.trips.size) from Manager m;</text:p>
      <text:p text:style-name="P6"/>
      <text:p text:style-name="P2">QUERY/ C3</text:p>
      <text:p text:style-name="P1">The average, the minimum, the maximum, and the price of the trips. </text:p>
      <text:p text:style-name="P5">select min(t.price), max(t.price), avg(t.price), sqrt(sum(t.price*t.price)/count(t.price)-avg(t.price)*avg(t.price)) from Trip t;</text:p>
      <text:p text:style-name="P4"/>
      <text:p text:style-name="P10">select min(t.price), max(t.price), avg(t.price), s<text:span text:style-name="T2">tddev(t.price) from Trip 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Ruiz</meta:initial-creator>
    <meta:creation-date>2017-10-27T19:45:16.518511000</meta:creation-date>
    <dc:date>2017-10-27T20:32:37.927893000</dc:date>
    <dc:creator>Maria Ruiz</dc:creator>
    <meta:editing-duration>PT16M20S</meta:editing-duration>
    <meta:editing-cycles>2</meta:editing-cycles>
    <meta:generator>LibreOffice/5.0.4.2$MacOSX_X86_64 LibreOffice_project/2b9802c1994aa0b7dc6079e128979269cf95bc78</meta:generator>
    <meta:document-statistic meta:table-count="0" meta:image-count="0" meta:object-count="0" meta:page-count="1" meta:paragraph-count="10" meta:word-count="82" meta:character-count="731" meta:non-whitespace-character-count="654"/>
  </office:meta>
</office:document-meta>
</file>